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3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. W. Steinbach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18, 1892</text:p>
      <text:p text:style-name="P4">Month<text:tab/><text:tab/><text:tab/><text:tab/><text:tab/><text:tab/>Octo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. S. Morais/</text:p>
      <text:p text:style-name="P2"><text:tab/>546 N. Fifth St./</text:p>
      <text:p text:style-name="P2"><text:tab/><text:tab/>Philadelphia/</text:p>
      <text:p text:style-name="P2"/>
      <text:p text:style-name="P2">[Page 2]</text:p>
      <text:p text:style-name="P2">716 Franklin St. Oct. 18th 1892./</text:p>
      <text:p text:style-name="P2">Dear Sir,/</text:p>
      <text:p text:style-name="P2"><text:tab/>I have sent to Mr. Solomon/ Gans an acknowledgement[sic!] of/ the receipt of the check for fifty/ dollars which you left at my/ house. <text:s/>Respectfully yours/ L. W. Steinbach/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42:02.35</meta:creation-date>
    <meta:document-statistic meta:table-count="0" meta:image-count="0" meta:object-count="0" meta:page-count="2" meta:paragraph-count="68" meta:word-count="215" meta:character-count="1550"/>
    <dc:date>2011-12-06T15:44:54.59</dc:date>
    <dc:creator>Penn Libraries</dc:creator>
    <meta:editing-duration>PT00H02M52S</meta:editing-duration>
    <meta:editing-cycles>1</meta:editing-cycles>
    <meta:generator>OpenOffice.org/3.2$Win32 OpenOffice.org_project/320m12$Build-9483</meta:generator>
  </office:meta>
</office:document-meta>
</file>